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3.048in"/>
    </style:style>
    <style:style style:name="co15" style:family="table-column">
      <style:table-column-properties fo:break-before="auto" style:column-width="2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fo:background-color="#b3b3b3"/>
      <style:text-properties fo:color="#b3b3b3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00ff00"/>
      <style:text-properties fo:color="#000000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5"/>
          <table:table-cell table:number-columns-repeated="3" table:style-name="ce7" office:value-type="string">
            <text:p>+</text:p>
          </table:table-cell>
          <table:table-cell table:style-name="ce7" office:value-type="string">
            <text:p>concat</text:p>
          </table:table-cell>
          <table:table-cell table:style-name="ce7" office:value-type="string">
            <text:p>union</text:p>
          </table:table-cell>
          <table:table-cell table:style-name="ce7" office:value-type="string">
            <text:p>join?</text:p>
          </table:table-cell>
          <table:table-cell table:style-name="ce7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7" table:number-columns-repeated="2"/>
          <table:table-cell table:style-name="ce8"/>
          <table:table-cell table:style-name="ce7" table:number-columns-repeated="2"/>
          <table:table-cell table:style-name="ce8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table:style-name="ce2" office:value-type="string">
            <text:p>-</text:p>
          </table:table-cell>
          <table:table-cell table:style-name="ce9"/>
          <table:table-cell table:style-name="ce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table:style-name="ce2"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5"/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style-name="ce2" office:value-type="string">
            <text:p><text:s/>*</text:p>
          </table:table-cell>
          <table:table-cell table:style-name="ce2" office:value-type="string">
            <text:p>*</text:p>
          </table:table-cell>
          <table:table-cell table:style-name="ce6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5"/>
          <table:table-cell table:style-name="ce2" table:number-columns-repeated="2"/>
          <table:table-cell table:style-name="ce6"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2" table:style-name="ce2" office:value-type="string">
            <text:p>/</text:p>
          </table:table-cell>
          <table:table-cell table:style-name="ce6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5"/>
          <table:table-cell table:style-name="ce2" table:number-columns-repeated="2"/>
          <table:table-cell table:style-name="ce6"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style-name="ce2" office:value-type="string">
            <text:p>remainder</text:p>
          </table:table-cell>
          <table:table-cell table:style-name="ce6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5"/>
          <table:table-cell table:style-name="ce2"/>
          <table:table-cell table:style-name="ce6"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style-name="ce6" table:number-columns-repeated="4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5"/>
          <table:table-cell table:style-name="ce6" table:number-columns-repeated="4"/>
          <table:table-cell table:style-name="ce2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5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"/>
          <table:table-cell table:number-columns-repeated="2"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table:style-name="ce2"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2" table:number-columns-repeated="3"/>
          <table:table-cell table:style-name="ce2" office:value-type="string">
            <text:p>(Evaluator)</text:p>
          </table:table-cell>
          <table:table-cell table:style-name="ce2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"/>
          <table:table-cell table:number-columns-repeated="2"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2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"/>
          <table:table-cell table:style-name="ce2"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2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"/>
          <table:table-cell table:number-columns-repeated="2"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2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6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6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6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6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" table:number-columns-repeated="3"/>
          <table:table-cell table:style-name="ce9" office:value-type="string">
            <text:p>?</text:p>
          </table:table-cell>
          <table:table-cell table:style-name="ce2" office:value-type="string">
            <text:p>in (Evaluator)</text:p>
          </table:table-cell>
          <table:table-cell table:number-columns-repeated="3" table:style-name="ce2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 table:number-columns-repeated="3"/>
          <table:table-cell table:style-name="ce9"/>
          <table:table-cell table:style-name="ce2" table:number-columns-repeated="2"/>
          <table:table-cell table:style-name="ce10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" table:number-columns-repeated="3"/>
          <table:table-cell table:style-name="ce9"/>
          <table:table-cell table:style-name="ce2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 table:number-columns-repeated="3"/>
          <table:table-cell table:style-name="ce9"/>
          <table:table-cell table:style-name="ce2" table:number-columns-repeated="2"/>
          <table:table-cell table:style-name="ce10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3" table:number-columns-repeated="2"/>
          <table:table-cell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 table:style-name="ce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6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6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"/>
          <table:table-cell table:style-name="ce2" table:number-columns-repeated="2"/>
          <table:table-cell table:style-name="ce6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2" table:number-columns-repeated="2"/>
          <table:table-cell table:style-name="ce6"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11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9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9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6"/>
          <table:table-cell table:style-name="ce6" office:value-type="string">
            <text:p>list</text:p>
          </table:table-cell>
          <table:table-cell table:style-name="ce6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office:value-type="string">
            <text:p>Replace i-th element of a lis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office:value-type="string">
            <text:p>length()</text:p>
          </table:table-cell>
          <table:table-cell table:style-name="ce9" office:value-type="string">
            <text:p>Library function. Naamgeving is inconsistent!</text:p>
          </table:table-cell>
          <table:table-cell office:value-type="string">
            <text:p>length is toch iets anders dan size. Vandaar de andere naamgeving. Alleen lijsten hebben lengte.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6"/>
          <table:table-cell table:style-name="ce6" office:value-type="string">
            <text:p>map</text:p>
          </table:table-cell>
          <table:table-cell table:style-name="ce6" table:number-columns-repeated="254"/>
        </table:table-row>
        <table:table-row table:style-name="ro1">
          <table:table-cell table:style-name="ce10"/>
          <table:table-cell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office:value-type="string">
            <text:p>size()</text:p>
          </table:table-cell>
          <table:table-cell table:style-name="ce9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6"/>
          <table:table-cell table:style-name="ce6" office:value-type="string">
            <text:p>set</text:p>
          </table:table-cell>
          <table:table-cell table:style-name="ce6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vert(ISet)</text:p>
          </table:table-cell>
          <table:table-cell/>
          <table:table-cell office:value-type="string">
            <text:p>remov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6"/>
          <table:table-cell table:style-name="ce6" office:value-type="string">
            <text:p>relation</text:p>
          </table:table-cell>
          <table:table-cell table:style-name="ce6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style-name="ce10"/>
          <table:table-cell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9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number-columns-repeated="2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style-name="ce10"/>
          <table:table-cell table:number-columns-repeated="2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style-name="ce10"/>
          <table:table-cell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/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11/28/2008</text:date>, <text:time>23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28T23:36:31</dc:date>
    <meta:editing-cycles>18</meta:editing-cycles>
    <meta:editing-duration>PT22H21M31S</meta:editing-duration>
    <meta:document-statistic meta:table-count="3" meta:cell-count="885" meta:object-count="0"/>
    <meta:user-defined meta:name="Info 1"/>
    <meta:user-defined meta:name="Info 2"/>
    <meta:user-defined meta:name="Info 3"/>
    <meta:user-defined meta:name="Info 4"/>
  </office:meta>
</office:document-meta>
</file>